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5.0965in" svg:y="6.5701in">
            <draw:object draw:notify-on-update-of-ranges="'F1-mean'.A2:'F1-mean'.A2 'F1-mean'.A3:'F1-mean'.A14 'F1-mean'.N2:'F1-mean'.N2 'F1-mean'.N3:'F1-mean'.N14 'F1-mean'.A2:'F1-mean'.A2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2:'F1-mean'.A2 'F1-mean'.A3:'F1-mean'.A12 'F1-mean'.N2:'F1-mean'.N2 'F1-mean'.N3:'F1-mean'.N12 'F1-mean'.A2:'F1-mean'.A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2:'F1-mean'.A2 'F1-mean'.A3:'F1-mean'.A12 'F1-mean'.S2:'F1-mean'.S2 'F1-mean'.S3:'F1-mean'.S12 'F1-mean'.A2:'F1-mean'.A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2:'F1-mean'.A2 'F1-mean'.A3:'F1-mean'.A11 'F1-mean'.V2:'F1-mean'.V2 'F1-mean'.V3:'F1-mean'.V11 'F1-mean'.A2:'F1-mean'.A2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table:number-columns-repeated="999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table:number-columns-repeated="999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table:number-columns-repeated="1000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table:number-columns-repeated="1000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table:number-columns-repeated="1001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table:number-columns-repeated="1001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table:number-columns-repeated="1001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table:number-columns-repeated="1001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table:number-columns-repeated="1001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 table:number-columns-repeated="1003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 table:number-columns-repeated="1003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 table:number-columns-repeated="1003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 table:number-columns-repeated="1003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1009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1009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1021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1021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table:number-columns-repeated="999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table:number-columns-repeated="999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table:number-columns-repeated="1000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table:number-columns-repeated="1000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table:number-columns-repeated="1001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table:number-columns-repeated="1001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table:number-columns-repeated="1001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table:number-columns-repeated="1001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table:number-columns-repeated="1001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 table:number-columns-repeated="1003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 table:number-columns-repeated="1003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 table:number-columns-repeated="1003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 table:number-columns-repeated="1003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1009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1009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1021"/>
        </table:table-row>
      </table:table>
      <table:table table:name="f-AUC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table:number-columns-repeated="999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table:number-columns-repeated="999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table:number-columns-repeated="1000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table:number-columns-repeated="1000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table:number-columns-repeated="1001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table:number-columns-repeated="1001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table:number-columns-repeated="1001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table:number-columns-repeated="1001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table:number-columns-repeated="1001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 table:number-columns-repeated="1003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 table:number-columns-repeated="1003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 table:number-columns-repeated="1003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 table:number-columns-repeated="1003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1009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1009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1021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table:number-columns-repeated="999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table:number-columns-repeated="999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table:number-columns-repeated="999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table:number-columns-repeated="1000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table:number-columns-repeated="1000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table:number-columns-repeated="1001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table:number-columns-repeated="1001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table:number-columns-repeated="1001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table:number-columns-repeated="1001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table:number-columns-repeated="1001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 table:number-columns-repeated="1003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 table:number-columns-repeated="1003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 table:number-columns-repeated="1003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 table:number-columns-repeated="1003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1009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009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1021"/>
        </table:table-row>
      </table:table>
      <table:table table:name="Comparison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roache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T*</text:p>
          </table:table-cell>
          <table:table-cell table:style-name="ce2" office:value-type="string" calcext:value-type="string">
            <text:p>AH*</text:p>
          </table:table-cell>
          <table:table-cell table:style-name="ce2" office:value-type="string" calcext:value-type="string">
            <text:p>LA*</text:p>
          </table:table-cell>
          <table:table-cell table:style-name="ce2" office:value-type="string" calcext:value-type="string">
            <text:p>OC*</text:p>
          </table:table-cell>
          <table:table-cell table:style-name="ce2" office:value-type="string" calcext:value-type="string">
            <text:p>TC*</text:p>
          </table:table-cell>
          <table:table-cell table:style-name="ce2" office:value-type="string" calcext:value-type="string">
            <text:p>VO*</text:p>
          </table:table-cell>
          <table:table-cell table:style-name="ce2" office:value-type="string" calcext:value-type="string">
            <text:p>OO*</text:p>
          </table:table-cell>
          <table:table-cell table:style-name="ce2" office:value-type="string" calcext:value-type="string">
            <text:p>UK?</text:p>
          </table:table-cell>
          <table:table-cell table:style-name="ce2" office:value-type="string" calcext:value-type="string">
            <text:p>mean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5:09:43.795824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1-01T15:27:59.847164430</dc:date>
    <meta:editing-duration>P12DT5H29M52S</meta:editing-duration>
    <meta:editing-cycles>135</meta:editing-cycles>
    <meta:generator>LibreOffice/7.0.4.2$Linux_X86_64 LibreOffice_project/00$Build-2</meta:generator>
    <meta:document-statistic meta:table-count="6" meta:cell-count="1447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2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2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2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2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